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19cm" fo:margin-left="-0.016cm" table:align="left" style:writing-mode="lr-tb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8.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paragraph-rsid="0011e0c3" style:font-size-asian="10pt" style:font-style-asian="italic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fo:font-style="italic" fo:font-weight="bold" officeooo:paragraph-rsid="0010ddcf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10ddcf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italic" fo:font-weight="bold" officeooo:paragraph-rsid="0023d0e4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9pt" fo:font-style="normal" fo:font-weight="normal" officeooo:paragraph-rsid="0010ddcf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officeooo:paragraph-rsid="0013ab1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9pt" officeooo:paragraph-rsid="003032e9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9pt" officeooo:paragraph-rsid="00112d3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9pt" officeooo:paragraph-rsid="00112d3e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9pt" fo:font-weight="bold" officeooo:paragraph-rsid="00112d3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9pt" fo:font-weight="bold" officeooo:paragraph-rsid="00112d3e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9pt" fo:font-weight="normal" officeooo:paragraph-rsid="00112d3e" style:font-name-asian="Times New Roman" style:font-size-asian="9pt" style:font-weight-asian="normal" style:font-name-complex="Times New Roman" style:font-size-complex="9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9pt" fo:font-style="italic" fo:font-weight="bold" officeooo:paragraph-rsid="00112d3e" style:font-size-asian="9pt" style:font-style-asian="italic" style:font-weight-asian="bold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9pt" fo:font-style="italic" fo:font-weight="bold" officeooo:paragraph-rsid="00112d3e" style:font-size-asian="9pt" style:font-style-asian="italic" style:font-weight-asian="bold" style:font-size-complex="9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9pt" fo:font-style="italic" fo:font-weight="normal" officeooo:paragraph-rsid="00112d3e" style:font-size-asian="9pt" style:font-style-asian="italic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9pt" fo:font-style="italic" fo:font-weight="normal" officeooo:rsid="00304069" officeooo:paragraph-rsid="00304069" style:font-size-asian="9pt" style:font-style-asian="italic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9.657cm" fo:margin-right="0cm" fo:text-align="start" style:justify-single-word="false" fo:text-indent="0cm" style:auto-text-indent="false"/>
      <style:text-properties style:font-name="Times New Roman" fo:font-size="10pt" officeooo:paragraph-rsid="0010ddcf" style:font-size-asian="10pt" style:font-size-complex="10pt"/>
    </style:style>
    <style:style style:name="P18" style:family="paragraph" style:parent-style-name="Standard">
      <style:paragraph-properties fo:margin-left="9.657cm" fo:margin-right="0cm" fo:text-align="start" style:justify-single-word="false" fo:text-indent="0cm" style:auto-text-indent="false"/>
      <style:text-properties style:font-name="Times New Roman" fo:font-size="12pt" fo:font-weight="normal" officeooo:paragraph-rsid="0010ddcf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9" style:family="paragraph" style:parent-style-name="Standard">
      <style:paragraph-properties fo:margin-left="2.937cm" fo:margin-right="0cm" fo:text-align="start" style:justify-single-word="false" fo:text-indent="0cm" style:auto-text-indent="false"/>
      <style:text-properties style:font-name="Times New Roman" fo:font-size="9pt" officeooo:paragraph-rsid="001eea66" style:font-size-asian="9pt" style:font-size-complex="9pt"/>
    </style:style>
    <style:style style:name="P20" style:family="paragraph" style:parent-style-name="Standard">
      <style:paragraph-properties fo:margin-left="2.937cm" fo:margin-right="0cm" fo:text-align="start" style:justify-single-word="false" fo:text-indent="0cm" style:auto-text-indent="false"/>
      <style:text-properties style:font-name="Times New Roman" fo:font-size="9pt" fo:font-weight="bold" officeooo:paragraph-rsid="001eea66" style:font-size-asian="9pt" style:font-weight-asian="bold" style:font-size-complex="9pt" style:font-weight-complex="bold"/>
    </style:style>
    <style:style style:name="P2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imes New Roman" fo:font-size="9pt" fo:font-weight="bold" officeooo:paragraph-rsid="001eea66" style:font-size-asian="9pt" style:font-weight-asian="bold" style:font-size-complex="9pt" style:font-weight-complex="bold"/>
    </style:style>
    <style:style style:name="P22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Times New Roman" fo:font-size="11pt" fo:font-weight="normal" officeooo:paragraph-rsid="0010ddcf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style:snap-to-layout-grid="false">
        <style:tab-stops>
          <style:tab-stop style:position="9.252cm"/>
        </style:tab-stops>
      </style:paragraph-properties>
      <style:text-properties style:font-name="Times New Roman" fo:font-size="11pt" fo:font-weight="normal" officeooo:paragraph-rsid="0010ddcf" style:font-size-asian="11pt" style:font-weight-asian="normal" style:font-name-complex="Times New Roman" style:font-size-complex="11pt" style:font-weight-complex="normal"/>
    </style:style>
    <style:style style:name="P24" style:family="paragraph" style:parent-style-name="Text_20_body">
      <style:paragraph-properties fo:margin-top="0cm" fo:margin-bottom="0cm" style:contextual-spacing="false" style:snap-to-layout-grid="false">
        <style:tab-stops>
          <style:tab-stop style:position="9.252cm"/>
        </style:tab-stops>
      </style:paragraph-properties>
      <style:text-properties style:font-name="Times New Roman" fo:font-size="11pt" officeooo:paragraph-rsid="0010ddcf" style:font-size-asian="11pt" style:font-name-complex="Times New Roman" style:font-size-complex="11pt"/>
    </style:style>
    <style:style style:name="P25" style:family="paragraph" style:parent-style-name="Header">
      <style:paragraph-properties fo:line-height="0.459cm" style:snap-to-layout-grid="false">
        <style:tab-stops/>
      </style:paragraph-properties>
      <style:text-properties style:font-name="Times New Roman" fo:font-size="11pt" fo:font-weight="normal" officeooo:paragraph-rsid="0010ddcf" style:font-size-asian="11pt" style:font-weight-asian="normal" style:font-size-complex="11pt" style:font-weight-complex="normal"/>
    </style:style>
    <style:style style:name="P26" style:family="paragraph" style:parent-style-name="Header">
      <style:paragraph-properties fo:line-height="0.459cm">
        <style:tab-stops/>
      </style:paragraph-properties>
      <style:text-properties style:font-name="Times New Roman" fo:font-size="11pt" fo:font-weight="normal" officeooo:paragraph-rsid="0010ddcf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9pt" fo:font-weight="normal" officeooo:paragraph-rsid="00112d3e" style:font-name-asian="Times New Roman" style:font-size-asian="9pt" style:font-weight-asian="normal" style:font-name-complex="Times New Roman" style:font-size-complex="9pt" style:font-weight-complex="normal"/>
    </style:style>
    <style:style style:name="P28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style:font-name="Times New Roman" fo:font-size="9pt" officeooo:paragraph-rsid="00112d3e" style:font-size-asian="9pt" style:font-size-complex="9pt"/>
    </style:style>
    <style:style style:name="P29" style:family="paragraph" style:parent-style-name="Standard" style:list-style-name="L2">
      <style:paragraph-properties fo:margin-left="3.752cm" fo:margin-right="0cm" fo:text-align="justify" style:justify-single-word="false" fo:text-indent="-0.635cm" style:auto-text-indent="false">
        <style:tab-stops>
          <style:tab-stop style:position="-0.635cm"/>
          <style:tab-stop style:position="0.185cm"/>
        </style:tab-stops>
      </style:paragraph-properties>
      <style:text-properties style:font-name="Times New Roman" fo:font-size="9pt" officeooo:paragraph-rsid="00112d3e" style:font-size-asian="9pt" style:font-size-complex="9pt"/>
    </style:style>
    <style:style style:name="P30" style:family="paragraph" style:parent-style-name="Standard" style:list-style-name="L2">
      <style:paragraph-properties fo:margin-left="1.323cm" fo:margin-right="0cm" fo:text-align="justify" style:justify-single-word="false" fo:text-indent="-0.635cm" style:auto-text-indent="false">
        <style:tab-stops>
          <style:tab-stop style:position="-0.635cm"/>
          <style:tab-stop style:position="0.185cm"/>
        </style:tab-stops>
      </style:paragraph-properties>
      <style:text-properties style:font-name="Times New Roman" fo:font-size="9pt" fo:font-weight="bold" officeooo:paragraph-rsid="00112d3e" style:font-size-asian="9pt" style:font-weight-asian="bold" style:font-size-complex="9pt" style:font-weight-complex="bold"/>
    </style:style>
    <style:style style:name="P31" style:family="paragraph" style:parent-style-name="Standard">
      <style:paragraph-properties fo:margin-left="2.937cm" fo:margin-right="0cm" fo:text-align="start" style:justify-single-word="false" fo:text-indent="0cm" style:auto-text-indent="false"/>
      <style:text-properties style:font-name="Times New Roman" fo:font-size="9pt" fo:font-weight="bold" officeooo:paragraph-rsid="001eea66" style:font-size-asian="9pt" style:font-weight-asian="bold" style:font-size-complex="9pt" style:font-weight-complex="bold"/>
    </style:style>
    <style:style style:name="T1" style:family="text">
      <style:text-properties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font-size="12pt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" style:family="text">
      <style:text-properties fo:font-weight="normal" style:font-name-asian="Times New Roman" style:font-weight-asian="normal" style:font-name-complex="Times New Roman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Wingdings" fo:font-weight="normal" officeooo:rsid="00003665" style:font-name-asian="Wingdings" style:font-weight-asian="normal" style:font-name-complex="Wingdings" style:font-weight-complex="normal"/>
    </style:style>
    <style:style style:name="T6" style:family="text">
      <style:text-properties style:font-name="Wingdings" fo:font-weight="normal" officeooo:rsid="00003665" style:font-name-asian="Times New Roman" style:font-weight-asian="normal" style:font-name-complex="Times New Roman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officeooo:rsid="001fa749"/>
    </style:style>
    <style:style style:name="T11" style:family="text">
      <style:text-properties fo:color="#ffffff" officeooo:rsid="001fa749"/>
    </style:style>
    <style:style style:name="T12" style:family="text">
      <style:text-properties fo:color="#ffffff" officeooo:rsid="0023d0e4"/>
    </style:style>
    <style:style style:name="T13" style:family="text">
      <style:text-properties fo:color="#ffffff" officeooo:rsid="002e8c32"/>
    </style:style>
    <style:style style:name="T1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2cm" fo:text-indent="-0.635cm" fo:margin-left="0.5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_ville" text:name="user_ville"/>
        <text:user-field-decl office:value-type="string" office:string-value="serviceinstructeur_lib_service" text:name="serviceinstructeur_lib_service"/>
        <text:user-field-decl office:value-type="string" office:string-value="user_numvoie" text:name="user_numvoie"/>
        <text:user-field-decl office:value-type="string" office:string-value="user_typevoie" text:name="user_typevoie"/>
        <text:user-field-decl office:value-type="string" office:string-value="user_nomvoie" text:name="user_nomvoie"/>
        <text:user-field-decl office:value-type="string" office:string-value="user_compladr" text:name="user_compladr"/>
        <text:user-field-decl office:value-type="string" office:string-value="user_codepos" text:name="user_codepos"/>
        <text:user-field-decl office:value-type="string" office:string-value="personne_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adresse_numvoie" text:name="adresse_numvoie"/>
        <text:user-field-decl office:value-type="string" office:string-value="adresse_libtypevoie" text:name="adresse_libtypevoie"/>
        <text:user-field-decl office:value-type="string" office:string-value="adresse_nomvoie" text:name="adresse_nomvoie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nomcom" text:name="adresse_nomcom"/>
        <text:user-field-decl office:value-type="string" office:string-value="orientstruct_structurereferente_id" text:name="orientstruct_structurereferente_id"/>
        <text:user-field-decl office:value-type="string" office:string-value="decisionsaisinebilanparcoursep66structurereferente_lib_struc" text:name="decisionsaisinebilanparcoursep66structurereferente_lib_struc"/>
        <text:user-field-decl office:value-type="string" office:string-value="decisionsaisinebilanparcoursep66structurereferente_num_voie" text:name="decisionsaisinebilanparcoursep66structurereferente_num_voie"/>
        <text:user-field-decl office:value-type="string" office:string-value="decisionsaisinebilanparcoursep66structurereferente_type_voie" text:name="decisionsaisinebilanparcoursep66structurereferente_type_voie"/>
        <text:user-field-decl office:value-type="string" office:string-value="decisionsaisinebilanparcoursep66structurereferente_nom_voie" text:name="decisionsaisinebilanparcoursep66structurereferente_nom_voie"/>
        <text:user-field-decl office:value-type="string" office:string-value="decisionsaisinebilanparcoursep66structurereferente_code_postal" text:name="decisionsaisinebilanparcoursep66structurereferente_code_postal"/>
        <text:user-field-decl office:value-type="string" office:string-value="decisionsaisinebilanparcoursep66structurereferente_ville" text:name="decisionsaisinebilanparcoursep66structurereferente_ville"/>
        <text:user-field-decl office:value-type="string" office:string-value="decisionsaisinebilanparcoursep66structurereferente_numtel" text:name="decisionsaisinebilanparcoursep66structurereferente_numtel"/>
        <text:user-field-decl office:value-type="string" office:string-value="orientstruct_typeorient_id" text:name="orientstruct_typeorient_id"/>
        <text:user-field-decl office:value-type="string" office:string-value="orientstruct_id" text:name="orientstruct_id"/>
        <text:user-field-decl office:value-type="string" office:string-value="typeorient_id" text:name="typeorient_id"/>
        <text:user-field-decl office:value-type="string" office:string-value="decisionsaisinebilanparcoursep66typeorient_id" text:name="decisionsaisinebilanparcoursep66typeorient_id"/>
        <text:user-field-decl office:value-type="string" office:string-value="decisionsaisinebilanparcoursep66_typeorientprincipale_id" text:name="decisionsaisinebilanparcoursep66_typeorientprincipale_id"/>
        <text:user-field-decl office:value-type="string" office:string-value="structurereferente_lib_struc" text:name="structurereferente_lib_struc"/>
        <text:user-field-decl office:value-type="string" office:string-value="decisiondefautinsertionep66typeorient_id" text:name="decisiondefautinsertionep66typeorient_id"/>
        <text:user-field-decl office:value-type="string" office:string-value="decisiondefautinsertionep66structurereferente_ville" text:name="decisiondefautinsertionep66structurereferente_ville"/>
        <text:user-field-decl office:value-type="string" office:string-value="decisiondefautinsertionep66structurereferente_type_voie" text:name="decisiondefautinsertionep66structurereferente_type_voie"/>
        <text:user-field-decl office:value-type="string" office:string-value="decisiondefautinsertionep66_typeorientprincipale_id" text:name="decisiondefautinsertionep66_typeorientprincipale_id"/>
        <text:user-field-decl office:value-type="string" office:string-value="decisiondefautinsertionep66structurereferente_code_postal" text:name="decisiondefautinsertionep66structurereferente_code_postal"/>
        <text:user-field-decl office:value-type="string" office:string-value="decisiondefautinsertionep66structurereferente_lib_struc" text:name="decisiondefautinsertionep66structurereferente_lib_struc"/>
        <text:user-field-decl office:value-type="string" office:string-value="decisiondefautinsertionep66structurereferente_nom_voie" text:name="decisiondefautinsertionep66structurereferente_nom_voie"/>
        <text:user-field-decl office:value-type="string" office:string-value="decisiondefautinsertionep66structurereferente_num_voie" text:name="decisiondefautinsertionep66structurereferente_num_voie"/>
        <text:user-field-decl office:value-type="string" office:string-value="decisiondefautinsertionep66structurereferente_numtel" text:name="decisiondefautinsertionep66structurereferente_numtel"/>
      </text:user-field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T1"><text:user-field-get text:name="user_ville">user_ville</text:user-field-get></text:span><text:span text:style-name="T2">, le </text:span><text:span text:style-name="T2"><text:date style:data-style-name="N76" text:date-value="2014-02-21T14:22:08">21 février 2014</text:date></text:span></text:p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/>
            <text:p text:style-name="P23"><text:user-field-get text:name="serviceinstructeur_lib_service">serviceinstructeur_lib_service</text:user-field-get></text:p>
            <text:p text:style-name="P24"><text:user-field-get text:name="user_numvoie">user_numvoie</text:user-field-get> <text:user-field-get text:name="user_typevoie">user_typevoie</text:user-field-get> <text:user-field-get text:name="user_nomvoie">user_nomvoie</text:user-field-get></text:p>
            <text:p text:style-name="P24"><text:user-field-get text:name="user_compladr">user_compladr</text:user-field-get></text:p>
            <text:p text:style-name="P24"><text:user-field-get text:name="user_codepos">user_codepos</text:user-field-get> <text:user-field-get text:name="user_ville">user_ville</text:user-field-get></text:p>
          </table:table-cell>
          <table:table-cell table:style-name="Tableau1.A1" office:value-type="string">
            <text:p text:style-name="P25"><text:user-field-get text:name="personne_qual">personne_qual</text:user-field-get> <text:s/><text:user-field-get text:name="personne_nom">personne_nom</text:user-field-get> <text:s/><text:user-field-get text:name="personne_prenom">personne_prenom</text:user-field-get></text:p>
            <text:p text:style-name="P25"/>
            <text:p text:style-name="P26"><text:user-field-get text:name="adresse_numvoie">adresse_numvoie</text:user-field-get> <text:user-field-get text:name="adresse_libtypevoie">adresse_libtypevoie</text:user-field-get> <text:user-field-get text:name="adresse_nomvoie">adresse_nomvoie</text:user-field-get> </text:p>
            <text:p text:style-name="P26"><text:user-field-get text:name="adresse_compladr">adresse_compladr</text:user-field-get></text:p>
            <text:p text:style-name="P26"><text:user-field-get text:name="adresse_codepos">adresse_codepos</text:user-field-get> <text:user-field-get text:name="adresse_nomcom">adresse_nomcom</text:user-field-get></text:p>
            <text:p text:style-name="P25"/>
          </table:table-cell>
        </table:table-row>
      </table:table>
      <text:p text:style-name="P4"><text:span text:style-name="T12">(decisionsaisinebilanparcoursep66typeorient_id="5")</text:span><text:span text:style-name="T13">AND</text:span><text:span text:style-name="T12">(decisionsaisinebilanparcoursep66typeorient_id!="7")</text:span><text:span text:style-name="T10"> </text:span><text:span text:style-name="T11"><text:user-field-get text:name="decisionsaisinebilanparcoursep66typeorient_id">decisionsaisinebilanparcoursep66typeorient_id</text:user-field-get></text:span></text:p>
      <text:p text:style-name="P2"><text:tab/><text:span text:style-name="T14"><text:user-field-get text:name="personne_qual">personne_qual</text:user-field-get></text:span><text:span text:style-name="T14">,</text:span></text:p>
      <text:p text:style-name="P5"/>
      <text:p text:style-name="P7"><text:tab/>Dans le cadre du dispositif rSa, vous avez été orienté vers l'organisme <text:span text:style-name="T8"><text:user-field-get text:name="structurereferente_lib_struc">structurereferente_lib_struc</text:user-field-get></text:span><text:span text:style-name="T7"> </text:span>chargé de votre accompagnement. </text:p>
      <text:p text:style-name="P8"><text:s/><text:tab/>Le Président du Conseil Général, suite à l'avis de L'Equipe Pluridisciplinaire Locale et après une analyse attentive de votre situation, a décidé de vous<text:span text:style-name="T8"> réorienter</text:span> vers un nouvel <text:user-field-get text:name="decisiondefautinsertionep66_typeorientprincipale_id">decisiondefautinsertionep66_typeorientprincipale_id</text:user-field-get><text:user-field-get text:name="decisiondefautinsertionep66structurereferente_code_postal">decisiondefautinsertionep66structurereferente_code_postal</text:user-field-get>organisme qui sera désormais chargé de votre<text:span text:style-name="T9"> accompagnement. </text:span></text:p>
      <text:p text:style-name="P10"><text:span text:style-name="T3"><text:tab/><text:tab/></text:span><text:span text:style-name="T5"></text:span><text:span text:style-name="T3"> </text:span>POLE EMPLOI</text:p>
      <text:p text:style-name="P8"><text:tab/> <text:s text:c="9"/>Attention, dans ce cas, vous avez l'obligation :</text:p>
      <text:list xml:id="list4738928750501167873" text:style-name="L1">
        <text:list-item>
          <text:p text:style-name="P28">de vous<text:span text:style-name="T8"> </text:span><text:span text:style-name="T4">inscrire à Pôle Emploi </text:span>dans les plus brefs délais en composant par téléphone le <text:span text:style-name="T8">3949 </text:span><text:span text:style-name="T4">ou </text:span>en vous connectant sur le site <text:span text:style-name="T8">pole-emploi.fr</text:span><text:span text:style-name="T4">,</text:span></text:p>
        </text:list-item>
      </text:list>
      <text:list xml:id="list6983057328079881505" text:style-name="L2">
        <text:list-item>
          <text:p text:style-name="P29"><text:span text:style-name="T4">de respecter votre Projet Personnalisé d'Accompagnement à l'Emploi (PPAE),</text:span><text:span text:style-name="T8"> à défaut cela pourra entraîner la suspension du versement de votre allocation rSa.</text:span></text:p>
          <text:p text:style-name="P30"/>
        </text:list-item>
      </text:list>
      <text:p text:style-name="P6"><text:span text:style-name="T6"><text:tab/><text:tab/></text:span><text:span text:style-name="T5"></text:span><text:span text:style-name="T3"> </text:span>Le CONSEIL GENERAL</text:p>
      <text:section text:style-name="Sect1" text:name="CG" text:condition="ooow:0" text:display="condition">
        <text:p text:style-name="P19"><text:span text:style-name="T8">Maison sociale : </text:span><text:span text:style-name="T8"><text:user-field-get text:name="decisiondefautinsertionep66structurereferente_lib_struc">decisiondefautinsertionep66structurereferente_lib_struc</text:user-field-get></text:span></text:p>
        <text:p text:style-name="P20">Adresse : <text:user-field-get text:name="decisiondefautinsertionep66structurereferente_num_voie">decisiondefautinsertionep66structurereferente_num_voie</text:user-field-get> <text:user-field-get text:name="decisiondefautinsertionep66structurereferente_type_voie">decisiondefautinsertionep66structurereferente_type_voie</text:user-field-get> <text:user-field-get text:name="decisiondefautinsertionep66structurereferente_nom_voie">decisiondefautinsertionep66structurereferente_nom_voie</text:user-field-get></text:p>
        <text:p text:style-name="P20"><text:user-field-get text:name="decisiondefautinsertionep66structurereferente_code_postal">decisiondefautinsertionep66structurereferente_code_postal</text:user-field-get> <text:user-field-get text:name="decisiondefautinsertionep66structurereferente_ville">decisiondefautinsertionep66structurereferente_ville</text:user-field-get></text:p>
        <text:p text:style-name="P19"><text:span text:style-name="T8"/></text:p>
        <text:p text:style-name="P21">Tél : <text:user-field-get text:name="decisiondefautinsertionep66structurereferente_numtel">decisiondefautinsertionep66structurereferente_numtel</text:user-field-get></text:p>
      </text:section>
      <text:p text:style-name="P12"/>
      <text:p text:style-name="P12"><text:tab/><text:tab/></text:p>
      <text:p text:style-name="P11"><text:span text:style-name="T3"><text:tab/><text:tab/></text:span><text:span text:style-name="T5"></text:span><text:span text:style-name="T3"> </text:span>L'ADRH Prestations</text:p>
      <text:p text:style-name="P9"><text:tab/><text:tab/><text:tab/>3 rue Becquerel BP 408 66334 Cabestany Cedex</text:p>
      <text:p text:style-name="P11"><text:tab/><text:tab/><text:tab/>Tél : 04 68 67 61 30</text:p>
      <text:p text:style-name="P11"/>
      <text:p text:style-name="P11"><text:span text:style-name="T3"><text:tab/><text:tab/></text:span><text:span text:style-name="T5"></text:span><text:span text:style-name="T3"> </text:span>La MLJ</text:p>
      <text:p text:style-name="P9"><text:s text:c="41"/>2 rue Pierre Dupont 66000 Perpignan</text:p>
      <text:p text:style-name="P10"><text:s text:c="41"/>Tél : 04 68 34 26 61</text:p>
      <text:p text:style-name="P10"/>
      <text:p text:style-name="P8"><text:span text:style-name="T8"><text:tab/></text:span><text:span text:style-name="T4">Quelle que soit votre nouvelle orientation, vous recevrez une convocation de la part de cet organisme </text:span>et, en référence à la loi sur le Revenu de Solidarité Active, vous devrez vous présenter et répondre aux convocations qui vous seront fixées. <text:span text:style-name="T8">A défaut cela pourra entraîner la suspension du versement de votre allocation rSa.</text:span></text:p>
      <text:p text:style-name="P13"/>
      <text:p text:style-name="P14"><text:tab/><text:tab/><text:tab/> <text:s text:c="14"/><text:tab/><text:tab/><text:tab/><text:tab/> Le coordonnateur technique</text:p>
      <text:p text:style-name="P14"/>
      <text:p text:style-name="P15"/>
      <text:p text:style-name="P16">Si vous contestez cette réorientation, vous disposez d'un délai de 2 mois à compter de la date de réception de cette notification pour formuler un recours gracieux par courrier adressé au Président du Conseil Général -Mission rSa 25, rue petite la monnaie 66000 Perpign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paragraph-rsid="0011e0c3" style:font-size-asian="10pt" style:font-style-asian="italic" style:font-weight-asian="normal" style:font-size-complex="10pt" style:font-weight-complex="normal"/>
    </style:style>
    <style:page-layout style:name="Mpm1">
      <style:page-layout-properties fo:page-width="20.999cm" fo:page-height="29.699cm" style:num-format="1" style:print-orientation="portrait" fo:margin-top="1.535cm" fo:margin-bottom="1.99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2S</meta:editing-duration>
    <meta:editing-cycles>38</meta:editing-cycles>
    <meta:generator>LibreOffice/4.0.5.2$Linux_X86_64 LibreOffice_project/5464147a081647a250913f19c0715bca595af2f</meta:generator>
    <dc:date>2014-02-21T14:22:08</dc:date>
    <dc:creator>Arnaud Auzolat</dc:creator>
    <meta:document-statistic meta:table-count="1" meta:image-count="0" meta:object-count="0" meta:page-count="1" meta:paragraph-count="33" meta:word-count="290" meta:character-count="2627" meta:non-whitespace-character-count="2229"/>
    <meta:user-defined meta:name="Info 1"/>
    <meta:user-defined meta:name="Info 2"/>
    <meta:user-defined meta:name="Info 3"/>
    <meta:user-defined meta:name="Info 4"/>
  </office:meta>
</office:document-meta>
</file>